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07a7" officeooo:paragraph-rsid="000307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âche déjà fait : </text:p>
      <text:p text:style-name="P1"/>
      <text:p text:style-name="P1">Maxime:</text:p>
      <text:p text:style-name="P1"/>
      <text:p text:style-name="P1">- S3 : Tout le pôle C1/C2</text:p>
      <text:p text:style-name="P1"><text:tab/>travail sur le memento agile</text:p>
      <text:p text:style-name="P1"/>
      <text:p text:style-name="P1">-S4 : pôle environnement d’execution</text:p>
      <text:p text:style-name="P1"><text:s/>travail sur les maquettes( 2 formulaire d’inscrpitions, Recherche, Consulter un vinyle, Connexion)</text:p>
      <text:p text:style-name="P1"/>
      <text:p text:style-name="P1">Alexandre :</text:p>
      <text:p text:style-name="P1">- S3 : C5/C6 : pitch deck, executive summary, audit juridique, travail sur le memento agile</text:p>
      <text:p text:style-name="P1">- S4 : ergonomie (liste des critère avec l’argumentaire) maquette( accueil, footer, politique de confidentialité, vinyles, profil, conseil et guide, vente, afficher un article, formulaire de redac, formulaire de vente, vente vinyle)</text:p>
      <text:p text:style-name="P1"/>
      <text:p text:style-name="P1">Eneko :</text:p>
      <text:p text:style-name="P1">-S3 : pôle C3 (réseaux) et C4 (base de données)</text:p>
      <text:p text:style-name="P1">-S4 : pôle BD</text:p>
      <text:p text:style-name="P1"/>
      <text:p text:style-name="P1">Killian : </text:p>
      <text:p text:style-name="P1">-S3</text:p>
      <text:p text:style-name="P1">-S4 : formé (normalement) pour faire des maquettes figma </text:p>
      <text:p text:style-name="P1"/>
      <text:p text:style-name="P1">Tâche à faire :</text:p>
      <text:p text:style-name="P1"/>
      <text:p text:style-name="P1">- finir les maquettes:</text:p>
      <text:p text:style-name="P1"><text:tab/>ajouter / retirer favoris (2 maquettes)</text:p>
      <text:p text:style-name="P1"><text:tab/> récapitulatif de vente</text:p>
      <text:p text:style-name="P1"><text:tab/> rédaction d’un article</text:p>
      <text:p text:style-name="P1"><text:tab/>récapitulatif de rédaction d’un article</text:p>
      <text:p text:style-name="P1"><text:tab/>séléction d’une annonce</text:p>
      <text:p text:style-name="P1"><text:tab/>affichage d’unne annonce</text:p>
      <text:p text:style-name="P1"><text:tab/>valider une annonce</text:p>
      <text:p text:style-name="P1"/>
      <text:p text:style-name="P1">- programmer toutes les maquettes</text:p>
      <text:p text:style-name="P1">-finir environnemnt d’exec</text:p>
      <text:p text:style-name="P1">- finir la partie BD</text:p>
      <text:p text:style-name="P1">-intégrer l’algo 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4:37:46.051526571</meta:creation-date>
    <dc:date>2024-02-19T15:00:37.074755906</dc:date>
    <meta:editing-duration>PT22M49S</meta:editing-duration>
    <meta:editing-cycles>5</meta:editing-cycles>
    <meta:generator>LibreOffice/7.4.7.2$Linux_X86_64 LibreOffice_project/40$Build-2</meta:generator>
    <meta:document-statistic meta:table-count="0" meta:image-count="0" meta:object-count="0" meta:page-count="1" meta:paragraph-count="28" meta:word-count="161" meta:character-count="1015" meta:non-whitespace-character-count="867"/>
  </office:meta>
</office:document-meta>
</file>